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75cm" fo:break-before="auto" style:use-optimal-row-height="tru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実作業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1" style:family="table-cell" style:parent-style-name="Default">
      <style:table-cell-properties fo:border="none"/>
      <style:map style:condition="is-true-formula(AND([.$F12]&lt;[.J$9];[.$G12]&gt;[.I$9]))" style:apply-style-name="実作業バー" style:base-cell-address="Sheet1.I12"/>
      <style:map style:condition="is-true-formula(OR([.$F12]&gt;=[.J$9];[.$G12]&lt;=[.I$9]))" style:apply-style-name="Default_20__28_user_29_" style:base-cell-address="Sheet1.I12"/>
    </style:style>
    <style:style style:name="ce12" style:family="table-cell" style:parent-style-name="Default">
      <style:table-cell-properties fo:border="none"/>
      <style:map style:condition="is-true-formula(AND([.$F13]&lt;[.J$9];[.$G13]&gt;[.I$9]))" style:apply-style-name="実作業バー" style:base-cell-address="Sheet1.I13"/>
      <style:map style:condition="is-true-formula(OR([.$F13]&gt;=[.J$9];[.$G13]&lt;=[.I$9]))" style:apply-style-name="Default_20__28_user_29_" style:base-cell-address="Sheet1.I13"/>
    </style:style>
    <style:style style:name="ce13" style:family="table-cell" style:parent-style-name="Default">
      <style:table-cell-properties fo:border="none"/>
      <style:map style:condition="is-true-formula(AND([.$E14]&lt;=[.I$9];[.$F14]&gt;[.I$9]))" style:apply-style-name="作業予定バー" style:base-cell-address="Sheet1.I14"/>
      <style:map style:condition="is-true-formula(OR([.$E14]&gt;[.I$9];[.$F14]&lt;=[.I$9]))" style:apply-style-name="Default_20__28_user_29_" style:base-cell-address="Sheet1.I14"/>
    </style:style>
    <style:style style:name="ce14" style:family="table-cell" style:parent-style-name="Default">
      <style:table-cell-properties fo:border="none"/>
      <style:map style:condition="is-true-formula(AND([.$F16]&lt;[.J$9];[.$G16]&gt;[.I$9]))" style:apply-style-name="実作業バー" style:base-cell-address="Sheet1.I16"/>
      <style:map style:condition="is-true-formula(OR([.$F16]&gt;=[.J$9];[.$G16]&lt;=[.I$9]))" style:apply-style-name="Default_20__28_user_29_" style:base-cell-address="Sheet1.I16"/>
    </style:style>
    <style:style style:name="ce15" style:family="table-cell" style:parent-style-name="Default">
      <style:table-cell-properties fo:border="none"/>
      <style:map style:condition="is-true-formula(AND([.$F17]&lt;[.J$9];[.$G17]&gt;[.I$9]))" style:apply-style-name="実作業バー" style:base-cell-address="Sheet1.I17"/>
      <style:map style:condition="is-true-formula(OR([.$F17]&gt;=[.J$9];[.$G17]&lt;=[.I$9]))" style:apply-style-name="Default_20__28_user_29_" style:base-cell-address="Sheet1.I17"/>
    </style:style>
    <style:style style:name="ce16" style:family="table-cell" style:parent-style-name="Default">
      <style:table-cell-properties fo:border="none"/>
      <style:map style:condition="is-true-formula(AND([.$F18]&lt;[.J$9];[.$G18]&gt;[.I$9]))" style:apply-style-name="実作業バー" style:base-cell-address="Sheet1.I18"/>
      <style:map style:condition="is-true-formula(OR([.$F18]&gt;=[.J$9];[.$G18]&lt;=[.I$9]))" style:apply-style-name="Default_20__28_user_29_" style:base-cell-address="Sheet1.I18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6-20" calcext:value-type="date">
            <text:p>6月20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0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4.2" calcext:value-type="float">
            <text:p>4.2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40M00S" calcext:value-type="time">
            <text:p>15:40</text:p>
          </table:table-cell>
          <table:table-cell table:style-name="ce7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1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7H00M00S" calcext:value-type="time">
            <text:p>17:0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3" table:number-columns-repeated="49"/>
          <table:table-cell table:number-columns-repeated="967"/>
        </table:table-row>
        <table:table-row table:style-name="ro8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4.1" calcext:value-type="float">
            <text:p>4.1</text:p>
          </table:table-cell>
          <table:table-cell office:value-type="string" calcext:value-type="string">
            <text:p>内部設計書作成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5H40M00S" calcext:value-type="time">
            <text:p>15:40</text:p>
          </table:table-cell>
          <table:table-cell office:value-type="float" office:value="100" calcext:value-type="float">
            <text:p>100</text:p>
          </table:table-cell>
          <table:table-cell table:style-name="ce14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4.2" calcext:value-type="float">
            <text:p>4.2</text:p>
          </table:table-cell>
          <table:table-cell office:value-type="string" calcext:value-type="string">
            <text:p>内部設計書レビュ</text:p>
          </table:table-cell>
          <table:table-cell office:value-type="string" calcext:value-type="string">
            <text:p>全員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5H40M00S" calcext:value-type="time">
            <text:p>15:40</text:p>
          </table:table-cell>
          <table:table-cell table:style-name="ce7" office:value-type="time" office:time-value="PT16H20M00S" calcext:value-type="time">
            <text:p>16:20</text:p>
          </table:table-cell>
          <table:table-cell office:value-type="float" office:value="100" calcext:value-type="float">
            <text:p>100</text:p>
          </table:table-cell>
          <table:table-cell table:style-name="ce15" table:number-columns-repeated="50"/>
          <table:table-cell table:number-columns-repeated="966"/>
        </table:table-row>
        <table:table-row table:style-name="ro6">
          <table:table-cell/>
          <table:table-cell table:style-name="ce4" office:value-type="float" office:value="4.3" calcext:value-type="float">
            <text:p>4.3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6-20" calcext:value-type="date">
            <text:p>6月20日</text:p>
          </table:table-cell>
          <table:table-cell table:style-name="ce7" office:value-type="time" office:time-value="PT17H00M00S" calcext:value-type="time">
            <text:p>17:00</text:p>
          </table:table-cell>
          <table:table-cell table:style-name="ce7"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style-name="ce16" table:number-columns-repeated="50"/>
          <table:table-cell table:number-columns-repeated="966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継続したい点：</text:p>
          </table:table-cell>
          <table:table-cell office:value-type="string" calcext:value-type="string">
            <text:p>予定通りに進んでいるので、これを維持したい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8">
          <table:table-cell office:value-type="string" calcext:value-type="string">
            <text:p>改善すべき点：</text:p>
          </table:table-cell>
          <table:table-cell office:value-type="string" calcext:value-type="string">
            <text:p>各提出物の細かいミスに注意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その他:</text:p>
          </table:table-cell>
          <table:table-cell office:value-type="string" calcext:value-type="string">
            <text:p>Eclipseの使い方について更に学ぶ必要がある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4:Sheet1.BE14">
            <calcext:condition calcext:apply-style-name="作業予定バー" calcext:value="formula-is(AND([.$E14]&lt;=[.I$9];[.$F14]&gt;[.I$9]))" calcext:base-cell-address="Sheet1.I14"/>
            <calcext:condition calcext:apply-style-name="Default (user)" calcext:value="formula-is(OR([.$E14]&gt;[.I$9];[.$F14]&lt;=[.I$9]))" calcext:base-cell-address="Sheet1.I14"/>
          </calcext:conditional-format>
          <calcext:conditional-format calcext:target-range-address="Sheet1.I18:Sheet1.BF18">
            <calcext:condition calcext:apply-style-name="実作業バー" calcext:value="formula-is(AND([.$F18]&lt;[.J$9];[.$G18]&gt;[.I$9]))" calcext:base-cell-address="Sheet1.I18"/>
            <calcext:condition calcext:apply-style-name="Default (user)" calcext:value="formula-is(OR([.$F18]&gt;=[.J$9];[.$G18]&lt;=[.I$9]))" calcext:base-cell-address="Sheet1.I18"/>
          </calcext:conditional-format>
          <calcext:conditional-format calcext:target-range-address="Sheet1.I13:Sheet1.BF13">
            <calcext:condition calcext:apply-style-name="実作業バー" calcext:value="formula-is(AND([.$F13]&lt;[.J$9];[.$G13]&gt;[.I$9]))" calcext:base-cell-address="Sheet1.I13"/>
            <calcext:condition calcext:apply-style-name="Default (user)" calcext:value="formula-is(OR([.$F13]&gt;=[.J$9];[.$G13]&lt;=[.I$9]))" calcext:base-cell-address="Sheet1.I13"/>
          </calcext:conditional-format>
          <calcext:conditional-format calcext:target-range-address="Sheet1.I11:Sheet1.BF11">
            <calcext:condition calcext:apply-style-name="実作業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6:Sheet1.BF16">
            <calcext:condition calcext:apply-style-name="実作業バー" calcext:value="formula-is(AND([.$F16]&lt;[.J$9];[.$G16]&gt;[.I$9]))" calcext:base-cell-address="Sheet1.I16"/>
            <calcext:condition calcext:apply-style-name="Default (user)" calcext:value="formula-is(OR([.$F16]&gt;=[.J$9];[.$G16]&lt;=[.I$9]))" calcext:base-cell-address="Sheet1.I16"/>
          </calcext:conditional-format>
          <calcext:conditional-format calcext:target-range-address="Sheet1.I17:Sheet1.BF17">
            <calcext:condition calcext:apply-style-name="実作業バー" calcext:value="formula-is(AND([.$F17]&lt;[.J$9];[.$G17]&gt;[.I$9]))" calcext:base-cell-address="Sheet1.I17"/>
            <calcext:condition calcext:apply-style-name="Default (user)" calcext:value="formula-is(OR([.$F17]&gt;=[.J$9];[.$G17]&lt;=[.I$9]))" calcext:base-cell-address="Sheet1.I17"/>
          </calcext:conditional-format>
          <calcext:conditional-format calcext:target-range-address="Sheet1.I12:Sheet1.BF12">
            <calcext:condition calcext:apply-style-name="実作業バー" calcext:value="formula-is(AND([.$F12]&lt;[.J$9];[.$G12]&gt;[.I$9]))" calcext:base-cell-address="Sheet1.I12"/>
            <calcext:condition calcext:apply-style-name="Default (user)" calcext:value="formula-is(OR([.$F12]&gt;=[.J$9];[.$G12]&lt;=[.I$9]))" calcext:base-cell-address="Sheet1.I12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05:51.467406000</meta:creation-date>
    <meta:editing-duration>PT1M45S</meta:editing-duration>
    <meta:editing-cycles>4</meta:editing-cycles>
    <meta:generator>LibreOffice/4.1.2.3$MacOSX_x86 LibreOffice_project/40b2d7fde7e8d2d7bc5a449dc65df4d08a7dd38</meta:generator>
    <dc:date>2014-06-20T18:07:32.918128000</dc:date>
    <meta:document-statistic meta:table-count="3" meta:cell-count="128" meta:object-count="0"/>
  </office:meta>
</office:document-meta>
</file>